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igência Artificial</text:p>
      <text:p text:style-name="P1">Período: 2015.2</text:p>
      <text:p text:style-name="P1"/>
      <text:p text:style-name="P1"/>
      <text:p text:style-name="P1">Trabalho 4 – Clustering</text:p>
      <text:p text:style-name="P1"/>
      <text:p text:style-name="P2"/>
      <text:p text:style-name="P2"><text:tab/>Aplique o algoritmo k-médias para agrupamento da base de dados teste.data utilizando diferentes valores de k. Verifique o numero de agrupamentos que melhor se adequa ao problema.</text:p>
      <text:p text:style-name="P2"/>
      <text:p text:style-name="P3">O trabalho deverá ser realizado por grupos de 3 alunos.</text:p>
      <text:p text:style-name="P3"/>
      <text:p text:style-name="P4">A data final de entrega é 3 de feverei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3S</meta:editing-duration>
    <meta:editing-cycles>13</meta:editing-cycles>
    <meta:generator>OpenOffice.org/3.4.1$Win32 OpenOffice.org_project/341m1$Build-9593</meta:generator>
    <dc:date>2016-01-14T08:44:07.96</dc:date>
    <meta:document-statistic meta:table-count="0" meta:image-count="0" meta:object-count="0" meta:page-count="1" meta:paragraph-count="6" meta:word-count="54" meta:character-count="336"/>
    <meta:user-defined meta:name="Info 1"/>
    <meta:user-defined meta:name="Info 2"/>
    <meta:user-defined meta:name="Info 3"/>
    <meta:user-defined meta:name="Info 4"/>
  </office:meta>
</office:document-meta>
</file>